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89245" officeooo:paragraph-rsid="0028924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1b2055" officeooo:paragraph-rsid="0022ad6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2a1aee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1ae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1aee" style:font-weight-asian="bold" style:font-weight-complex="bold"/>
    </style:style>
    <style:style style:name="T1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97fe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1aee" style:font-size-asian="12pt" style:font-weight-asian="bold" style:font-size-complex="12pt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2"/>
      <text:list text:style-name="L1">
        <text:list-item>
          <text:p text:style-name="P1">None y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2T10:53:46.185000000</dc:date>
    <meta:editing-duration>PT5H49M37S</meta:editing-duration>
    <meta:editing-cycles>3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8" meta:word-count="27" meta:character-count="106" meta:non-whitespace-character-count="88"/>
  </office:meta>
</office:document-meta>
</file>